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inutes for meeting on 28/01/13</text:p>
      <text:p text:style-name="P1"/>
      <text:p text:style-name="P2">Absent team members – Sean (ill)</text:p>
      <text:p text:style-name="P2"/>
      <text:p text:style-name="P2">Strategy is to provide a mock-up code or pseudocode idea of how they'd implement<text:line-break/>milestone 2 (namely, navigating to the ball) by Wednesday, complete with<text:line-break/>interfacing to Vision and Control submodules. Christina is in charge of overall<text:line-break/>Strategy development, while Adrian is handling building the test suite for<text:line-break/>Strategy.<text:line-break/><text:line-break/>Control is going to continue working on debugging and prepping the robot for<text:line-break/>milestone 1 - with an immediate term goal of getting the necessary code running<text:line-break/>locally so there are no problems with delay.<text:line-break/><text:line-break/>I put forward the idea that we build a second version of our robot to test<text:line-break/>against, since we're not making a simulator. Finn and I followed up on that, and<text:line-break/>while that is looking less likely, testing against the Group 9 or Group 11<text:line-break/>robots was approved of by Garry after Finn was super clever. That is classified<text:line-break/>information, by the way - the longer until other teams realize that they can do<text:line-break/>that, the better.<text:line-break/><text:line-break/>Vision, having milestone 2 "done", is going to work on refactoring and generally<text:line-break/>digesting what currently exists. This includes commenting code, hunting down<text:line-break/>bugs, making sure the solution works for the test cases, and expanding the test<text:line-break/>suite in different directions (Jenkins CIS, test data generator, generate<text:line-break/>"movie" test data). Specifically, the ball can be located to a 5 pixel margin of<text:line-break/>error, but work still needs to be done on locating the robots/plate corner's,<text:line-break/>with an eye towards the future goal of determining orientation.<text:line-break/><text:line-break/>Other than that, the following occurred:<text:line-break/><text:line-break/>Areeba is to take minutes in the future.<text:line-break/><text:line-break/>There were some concerns about the movement of the robot effecting (affecting?)<text:line-break/>our kicker. It was decided we'd look into that after milestone 2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eeba Yusaf</meta:initial-creator>
    <meta:creation-date>2013-01-30T12:44:17</meta:creation-date>
    <dc:date>2013-01-30T12:49:26</dc:date>
    <dc:creator>Areeba Yusaf</dc:creator>
    <meta:editing-duration>PT5M10S</meta:editing-duration>
    <meta:editing-cycles>1</meta:editing-cycles>
    <meta:generator>LibreOffice/3.4$Unix LibreOffice_project/340m1$Build-502</meta:generator>
    <meta:document-statistic meta:table-count="0" meta:image-count="0" meta:object-count="0" meta:page-count="1" meta:paragraph-count="3" meta:word-count="295" meta:character-count="1763" meta:non-whitespace-character-count="1463"/>
  </office:meta>
</office:document-meta>
</file>